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4" style:family="table-cell">
      <style:table-cell-properties fo:padding="0.097cm" fo:border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Contents_20_2"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ing_20_3">
      <style:text-properties fo:color="#2300dc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h text:style-name="Heading_20_2" text:outline-level="2"><text:text-input text:description="&lt;o.partner_id.fullname&gt;">fullname</text:text-input>, né le :<text:text-input text:description="&lt;o.partner_id.dob&gt;">dob</text:text-input></text:h>
      <text:p text:style-name="P1">Le :<text:text-input text:description="&lt;formatLang(o.meeting_id.date, date=True)&gt;">date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text-input text:description="&lt;for each=&quot;line in o.template_ids&quot;&gt;">loop</text:text-input></text:p>
          </table:table-cell>
        </table:table-row>
        <table:table-row>
          <table:table-cell table:style-name="Table2.A1" office:value-type="string">
            <text:h text:style-name="Heading_20_3" text:outline-level="3"><text:text-input text:description="&lt;if test=&quot;line.type == 'H'&quot;&gt;">if test</text:text-input> <text:text-input text:description="&lt;line.text_body&gt;">text body</text:text-input> <text:text-input text:description="&lt;o.ods&gt;">&lt;o.ods&gt;</text:text-input><text:span text:style-name="T1"><text:text-input text:description="&lt;/if&gt;">end if</text:text-input></text:span></text:h>
          </table:table-cell>
        </table:table-row>
        <table:table-row>
          <table:table-cell table:style-name="Table2.A1" office:value-type="string">
            <text:h text:style-name="P5" text:outline-level="3"><text:s/><text:text-input text:description="&lt;line.name&gt;">&lt;line.name&gt;</text:text-input> <text:text-input text:description="&lt;o.ods&gt;">&lt;o.ods&gt;</text:text-input><text:span text:style-name="T1"> </text:span></text:h>
          </table:table-cell>
        </table:table-row>
        <table:table-row>
          <table:table-cell table:style-name="Table2.A1" office:value-type="string">
            <text:p text:style-name="P3"><text:text-input text:description="&lt;/for&gt;">end loop</text:text-input></text:p>
          </table:table-cell>
        </table:table-row>
      </table:table>
      <text:p text:style-name="Contents_20_2"><text:text-input text:description="&lt;o.vitreotome_machine&gt;">&lt;o.vitreotome_machine&gt;</text:text-input></text:p>
      <text:p text:style-name="Contents_20_2"><text:text-input text:description="&lt;o.tech_op_phako&gt;">&lt;o.tech_op_phako&gt;</text:text-input></text:p>
      <text:p text:style-name="Contents_20_2"/>
      <text:p text:style-name="Contents_20_1">Indication : <text:text-input text:description="&lt;o.indication_id.name&gt;">&lt;o.indication_id.name&gt;</text:text-input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ext"><text:text-input text:description="&lt;for each=&quot;line in o.template_ids&quot;&gt;">loop</text:text-input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ext"><text:text-input text:description="&lt;if test=&quot;line.type == 'ORR'&quot;&gt;">if test</text:text-input> <text:text-input text:description="&lt;line.text_body&gt;">text body</text:text-input> <text:span text:style-name="T1"><text:text-input text:description="&lt;/if&gt;">end if</text:text-input>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Text"><text:text-input text:description="&lt;/for&gt;">end loop</text:text-input></text:p>
          </table:table-cell>
          <table:covered-table-cell/>
        </table:table-row>
        <table:table-row>
          <table:table-cell table:style-name="Table1.A4" office:value-type="string">
            <text:p text:style-name="Text">Positionnement post opératoire :</text:p>
          </table:table-cell>
          <table:table-cell table:style-name="Table1.B4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5" office:value-type="string">
            <text:p text:style-name="Text">Traitement post opératoire :</text:p>
          </table:table-cell>
          <table:table-cell table:style-name="Table1.B5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size="7pt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size="10pt" fo:font-weight="bold"/>
    </style:style>
    <style:style style:name="Text" style:family="paragraph" style:parent-style-name="Caption" style:class="extra" style:master-page-name="">
      <style:paragraph-properties fo:margin-top="0cm" fo:margin-bottom="0cm" style:page-number="auto" fo:background-color="transparent">
        <style:background-image/>
      </style:paragraph-properties>
      <style:text-properties style:font-name="FreeSans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4-05-07T13:46:41</dc:date>
    <dc:creator>L. FRANCOIS</dc:creator>
    <meta:editing-duration>PT37S</meta:editing-duration>
    <meta:editing-cycles>4</meta:editing-cycles>
    <meta:generator>LibreOffice/3.5$Linux_X86_64 LibreOffice_project/350m1$Build-2</meta:generator>
    <meta:document-statistic meta:table-count="2" meta:image-count="0" meta:object-count="0" meta:page-count="1" meta:paragraph-count="19" meta:word-count="48" meta:character-count="365" meta:non-whitespace-character-count="334"/>
  </office:meta>
</office:document-meta>
</file>